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e2a" officeooo:paragraph-rsid="000cae2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tab/><text:span text:style-name="T1">Lab #4</text:span><text:span text:style-name="T3"><text:tab/><text:tab/><text:tab/><text:tab/>March 24</text:span><text:span text:style-name="T5">th</text:span><text:span text:style-name="T3">, 2021</text:span></text:p>
      <text:p text:style-name="P1"><text:span text:style-name="T3"/></text:p>
      <text:p text:style-name="P1"><text:span text:style-name="T3">1) <text:s/>URL: </text:span><text:a xlink:type="simple" xlink:href="https://github.com/Cody-Bellec/robotics-is-gonna-change-the-world" text:style-name="Internet_20_link" text:visited-style-name="Visited_20_Internet_20_Link"><text:span text:style-name="T2">https://github.com/Cody-Bellec/robotics-is-gonna-change-the-world</text:span></text:a></text:p>
      <text:p text:style-name="P1"><text:span text:style-name="T3"><text:s text:c="6"/>Tag: </text:span></text:p>
      <text:p text:style-name="P1"><text:span text:style-name="T3"/></text:p>
      <text:p text:style-name="P1"><text:span text:style-name="T3">2) Any problems during lab</text:span></text:p>
      <text:p text:style-name="P1"><text:span text:style-name="T3"/></text:p>
      <text:p text:style-name="P1"><text:span text:style-name="T3">3) Links to videos asked in steps 5 and 6</text:span></text:p>
      <text:p text:style-name="P1"><text:span text:style-name="T3"/></text:p>
      <text:p text:style-name="P1"><text:span text:style-name="T3">4) Measured vs. Calculated values for each te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8:59:03.656421008</meta:creation-date>
    <dc:date>2021-03-24T19:20:32.915026207</dc:date>
    <meta:editing-duration>PT29S</meta:editing-duration>
    <meta:editing-cycles>1</meta:editing-cycles>
    <meta:document-statistic meta:table-count="0" meta:image-count="0" meta:object-count="0" meta:page-count="1" meta:paragraph-count="6" meta:word-count="34" meta:character-count="242" meta:non-whitespace-character-count="199"/>
    <meta:generator>LibreOffice/6.4.6.2$Linux_X86_64 LibreOffice_project/40$Build-2</meta:generator>
  </office:meta>
</office:document-meta>
</file>